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719" officeooo:paragraph-rsid="00114719"/>
    </style:style>
    <style:style style:name="P2" style:family="paragraph" style:parent-style-name="Standard">
      <style:paragraph-properties fo:text-align="start" style:justify-single-word="false"/>
      <style:text-properties officeooo:rsid="00114719" officeooo:paragraph-rsid="00114719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4719" officeooo:paragraph-rsid="0011471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162b" officeooo:paragraph-rsid="001316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d2d9" officeooo:paragraph-rsid="0013d2d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72b6" officeooo:paragraph-rsid="001972b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9b729" officeooo:paragraph-rsid="0019b72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1c1f" officeooo:paragraph-rsid="001a1c1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f640" officeooo:paragraph-rsid="001af64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c8654" officeooo:paragraph-rsid="001c865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c8654" officeooo:paragraph-rsid="001d45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4578" officeooo:paragraph-rsid="001d457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9951" officeooo:paragraph-rsid="001e995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4719" officeooo:paragraph-rsid="0011471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162b" officeooo:paragraph-rsid="0013162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d2d9" officeooo:paragraph-rsid="0013d2d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3d769" officeooo:paragraph-rsid="0013d7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9b729" officeooo:paragraph-rsid="0019b72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1c1f" officeooo:paragraph-rsid="001a1c1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c20f" officeooo:paragraph-rsid="001ac20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af640" officeooo:paragraph-rsid="001af64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c8654" officeooo:paragraph-rsid="001c865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c8654" officeooo:paragraph-rsid="001d457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de612" officeooo:paragraph-rsid="001de612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1de612" officeooo:paragraph-rsid="001de6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e88ba" officeooo:paragraph-rsid="001e88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e9951" officeooo:paragraph-rsid="001e995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rsid="001690f9" officeooo:paragraph-rsid="001690f9"/>
    </style:style>
    <style:style style:name="P29" style:family="paragraph" style:parent-style-name="Standard">
      <style:paragraph-properties fo:text-align="start" style:justify-single-word="false"/>
      <style:text-properties officeooo:rsid="00179f16" officeooo:paragraph-rsid="00179f16"/>
    </style:style>
    <style:style style:name="T1" style:family="text">
      <style:text-properties officeooo:rsid="001316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8654" style:font-weight-asian="normal" style:font-weight-complex="normal"/>
    </style:style>
    <style:style style:name="T4" style:family="text">
      <style:text-properties officeooo:rsid="0013d769"/>
    </style:style>
    <style:style style:name="T5" style:family="text">
      <style:text-properties officeooo:rsid="00179f16"/>
    </style:style>
    <style:style style:name="T6" style:family="text">
      <style:text-properties officeooo:rsid="001972b6"/>
    </style:style>
    <style:style style:name="T7" style:family="text">
      <style:text-properties officeooo:rsid="0019b72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c8654"/>
    </style:style>
    <style:style style:name="T10" style:family="text">
      <style:text-properties officeooo:rsid="001d4578"/>
    </style:style>
    <style:style style:name="T11" style:family="text">
      <style:text-properties officeooo:rsid="001e88ba"/>
    </style:style>
    <style:style style:name="T12" style:family="text">
      <style:text-properties officeooo:rsid="001e99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_Admin_Systeme</text:p>
      <text:p text:style-name="P2">TD₀ :</text:p>
      <text:p text:style-name="P2"/>
      <text:p text:style-name="P2"/>
      <text:p text:style-name="P3">Exercice1 :</text:p>
      <text:p text:style-name="P2"/>
      <text:p text:style-name="P2">$whoami → renvoi l’identite de l’utilisateur</text:p>
      <text:p text:style-name="P2">$groups nom_utilisateur → renvoi le groupe auquel appartient un user.</text:p>
      <text:p text:style-name="P28">Id → renvoie tous les infos sur l’utilisateur.</text:p>
      <text:p text:style-name="P2"/>
      <text:p text:style-name="P3">Exercice2 :</text:p>
      <text:p text:style-name="P3"/>
      <text:p text:style-name="P14">/<text:span text:style-name="T1">home/etudiants/florent → chemin absolu</text:span></text:p>
      <text:p text:style-name="P14"/>
      <text:p text:style-name="P14"/>
      <text:p text:style-name="P4">Exercice3 :</text:p>
      <text:p text:style-name="P4"/>
      <text:p text:style-name="P4"><text:span text:style-name="T2">etc</text:span>/../<text:span text:style-name="T2">home/etudiants/florent </text:span></text:p>
      <text:p text:style-name="P4"><text:span text:style-name="T2"/></text:p>
      <text:p text:style-name="P4">Exercice4 :</text:p>
      <text:p text:style-name="P4"/>
      <text:p text:style-name="P15">. → <text:span text:style-name="T5">le chemin de florent</text:span></text:p>
      <text:p text:style-name="P16">pwd → renvoie le repertoire courant</text:p>
      <text:p text:style-name="P29">ls -l nom_fichier→ renvoie les infos sur le fichiers nom_ficher</text:p>
      <text:p text:style-name="P5">Exercice5 :</text:p>
      <text:p text:style-name="P16"/>
      <text:p text:style-name="P16">mkdir exercice-linux &amp;&amp; cd <text:s/>exercice-linux</text:p>
      <text:p text:style-name="P16">touch vide1</text:p>
      <text:p text:style-name="P18">cp vid1 vide2 &amp;&amp; cp vide1 vide3.txt &amp;&amp; cp vide1 vide4.txt</text:p>
      <text:p text:style-name="P18"/>
      <text:p text:style-name="P5">Exercice6 :</text:p>
      <text:p text:style-name="P5"/>
      <text:p text:style-name="P16">ls -<text:span text:style-name="T7">f</text:span> → <text:span text:style-name="T4">tous les fichiers</text:span></text:p>
      <text:p text:style-name="P16"/>
      <text:p text:style-name="P6"><text:span text:style-name="T7">E</text:span>xercice 7 :</text:p>
      <text:p text:style-name="P6"/>
      <text:p text:style-name="P17">ls -la → <text:span text:style-name="T6">liste detaille(droits,proprietaire,..)</text:span></text:p>
      <text:p text:style-name="P17"/>
      <text:p text:style-name="P6">Exercice 8 :</text:p>
      <text:p text:style-name="P6"/>
      <text:p text:style-name="P18">ls *.txt → afficher la liste des fichiers txt</text:p>
      <text:p text:style-name="P18"/>
      <text:p text:style-name="P7">Exercice 9 :</text:p>
      <text:p text:style-name="P18"/>
      <text:p text:style-name="P18">mv vide3.txt vide3</text:p>
      <text:p text:style-name="P19">cp vide3.txt vide3 &amp;&amp; rm vide3.txt</text:p>
      <text:p text:style-name="P19"/>
      <text:p text:style-name="P8">Exercice 10 :</text:p>
      <text:p text:style-name="P19">le fichier madate.txt contiendra la date et l’heurs de la derniere execution de la commande</text:p>
      <text:p text:style-name="P19"/>
      <text:p text:style-name="P8">Exercice 11 :</text:p>
      <text:p text:style-name="P20"><text:soft-page-break/><text:span text:style-name="T8">cat</text:span> *.txt <text:span text:style-name="T8">&gt;</text:span> fil.txt → concatene tous le contenu de tous les fichiers dans fil.txt(principe : le contenu du premier fichier est reccuperer par cat et copier dans fil.txt puis le celui du deuxieme,du troixieme,….)</text:p>
      <text:p text:style-name="P20"/>
      <text:p text:style-name="P21"><text:span text:style-name="T8">cat</text:span> fichier1.txt fichier1.txt fichier1.txt <text:span text:style-name="T8">&gt;</text:span> fil.txt</text:p>
      <text:p text:style-name="P21"/>
      <text:p text:style-name="P21">note : ces fichiers peuvent etre d’autres extension</text:p>
      <text:p text:style-name="P21"/>
      <text:p text:style-name="P8">Exercice 12 :</text:p>
      <text:p text:style-name="P8"/>
      <text:p text:style-name="P9">rm →<text:span text:style-name="T2"> permet de supprimer</text:span></text:p>
      <text:p text:style-name="P9">rm<text:span text:style-name="T2"> nom_fichier <text:s/></text:span>2<text:span text:style-name="T2"> </text:span>&gt;<text:span text:style-name="T2"> erreur.txt → supprimer et rediriger l’erreur</text:span></text:p>
      <text:p text:style-name="P9"><text:span text:style-name="T2"/></text:p>
      <text:p text:style-name="P8">Exercice 13 :</text:p>
      <text:p text:style-name="P9">cd ~</text:p>
      <text:p text:style-name="P9">mkdir <text:span text:style-name="T2">Travail</text:span> <text:s/><text:span text:style-name="T2">Cuisine Musique &amp;&amp; cd Travail</text:span></text:p>
      <text:p text:style-name="P9">mkdir<text:span text:style-name="T2"> Tp &amp;&amp; touch tp1 tp2 tp3</text:span></text:p>
      <text:p text:style-name="P9"><text:span text:style-name="T2"/></text:p>
      <text:p text:style-name="P10">Exercice 14 :</text:p>
      <text:p text:style-name="P10">rmdir<text:span text:style-name="T2"> Travail Musique</text:span></text:p>
      <text:p text:style-name="P10"><text:span text:style-name="T2"/></text:p>
      <text:p text:style-name="P10">Exercice 15 :</text:p>
      <text:p text:style-name="P10"/>
      <text:p text:style-name="P22"><text:span text:style-name="T8">cd ~/</text:span>Travail</text:p>
      <text:p text:style-name="P22"><text:span text:style-name="T8">rm -rf</text:span> Tp</text:p>
      <text:p text:style-name="P22"/>
      <text:p text:style-name="P10">Exercice 16 :</text:p>
      <text:p text:style-name="P9"><text:span text:style-name="T9">which</text:span><text:span text:style-name="T3"> ls</text:span><text:span text:style-name="T2">→ </text:span><text:span text:style-name="T3">chemin de la commande ls</text:span></text:p>
      <text:p text:style-name="P10"><text:span text:style-name="T2">le chemin est absolu : il commence par </text:span>/</text:p>
      <text:p text:style-name="P9"/>
      <text:p text:style-name="P11">Exercice 1<text:span text:style-name="T10">7</text:span>:</text:p>
      <text:p text:style-name="P11"/>
      <text:p text:style-name="P12">ls / → <text:span text:style-name="T2">commender depuis la racie</text:span></text:p>
      <text:p text:style-name="P12">find -name <text:span text:style-name="T2">‘c’</text:span></text:p>
      <text:p text:style-name="P17"/>
      <text:p text:style-name="P11">Exercice 1<text:span text:style-name="T10">8</text:span>:</text:p>
      <text:p text:style-name="P23"/>
      <text:p text:style-name="P11">Exercice 1<text:span text:style-name="T10">9</text:span>:</text:p>
      <text:p text:style-name="P23"/>
      <text:p text:style-name="P24">regle : RWX = R =4,W=2.x=1</text:p>
      <text:p text:style-name="P24">d’ou vient 4,2,1 ? <text:s/></text:p>
      <text:p text:style-name="P26">R²W¹X⁰ </text:p>
      <text:p text:style-name="P26">a droit= 1 </text:p>
      <text:p text:style-name="P26">n’a pas droit = 0</text:p>
      <text:p text:style-name="P26"/>
      <text:p text:style-name="P26">si un user a le droit de lire : 1.2² <text:s/>= 4 = R</text:p>
      <text:p text:style-name="P26">si un user n’a pas le droit de lire  : 0.2² <text:s/>= 0 = -</text:p>
      <text:p text:style-name="P26"/>
      <text:p text:style-name="P26">si un user a le droit d’ecrit : 1.2¹ <text:s/>= 2 = w</text:p>
      <text:p text:style-name="P26">si un user n’a pas le droit d’ecrit : 0.2¹ <text:s/>=0= -</text:p>
      <text:p text:style-name="P26"/>
      <text:p text:style-name="P26">si un user a le droit d’execution : 1.2⁰ <text:s text:c="2"/>= 1 = x</text:p>
      <text:p text:style-name="P26"><text:soft-page-break/>si un user n’a pas le droit d’execution : 0.2^0 <text:s/>=0= -</text:p>
      <text:p text:style-name="P26"/>
      <text:p text:style-name="P26"/>
      <text:list text:style-name="L1">
        <text:list-item>
          <text:p text:style-name="P25">751 <text:span text:style-name="T11">= rwx</text:span><text:span text:style-name="T12">r-x—x</text:span></text:p>
        </text:list-item>
      </text:list>
      <text:p text:style-name="P24"/>
      <text:p text:style-name="P24"/>
      <text:p text:style-name="P24"/>
      <text:p text:style-name="P27">TD2 : </text:p>
      <text:p text:style-name="P27"/>
      <text:p text:style-name="P13">Exercice 1 :</text:p>
      <text:p text:style-name="P27"/>
      <text:p text:style-name="P27">1- creation de groupe</text:p>
      <text:p text:style-name="P27"/>
      <text:p text:style-name="P27">sudo groupadd Groupe1</text:p>
      <text:p text:style-name="P27">sudo groupadd Groupe2</text:p>
      <text:p text:style-name="P27">sudo groupadd Groupe3</text:p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08:03:04.459704658</meta:creation-date>
    <dc:date>2026-02-27T11:42:40.670021607</dc:date>
    <meta:editing-duration>PT7M3S</meta:editing-duration>
    <meta:editing-cycles>1</meta:editing-cycles>
    <meta:document-statistic meta:table-count="0" meta:image-count="0" meta:object-count="0" meta:page-count="3" meta:paragraph-count="71" meta:word-count="410" meta:character-count="2104" meta:non-whitespace-character-count="1761"/>
    <meta:generator>LibreOffice/24.2.7.2$Linux_X86_64 LibreOffice_project/420$Build-2</meta:generator>
  </office:meta>
</office:document-meta>
</file>